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54999589590182E-020" calcext:value-type="float">
            <text:p>-1.54999589590182E-020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1.54999589590182E-020" calcext:value-type="float">
            <text:p>1.5499958959018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9]/[.O9]" office:value-type="float" office:value="-0.608434895758349" calcext:value-type="float">
            <text:p>-0.6084348958</text:p>
          </table:table-cell>
          <table:table-cell table:formula="of:=[.M9]-[.O9]" office:value-type="float" office:value="-4.09750904267805E-020" calcext:value-type="float">
            <text:p>-4.1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.62930402938641E-037" calcext:value-type="float">
            <text:p>8.62930402938641E-03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8.62930402938641E-037" calcext:value-type="float">
            <text:p>-8.62930402938641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10]/[.O10]" office:value-type="float" office:value="-0.0338409750325975" calcext:value-type="float">
            <text:p>-0.033840975</text:p>
          </table:table-cell>
          <table:table-cell table:formula="of:=[.M10]-[.O10]" office:value-type="float" office:value="2.63625030986845E-035" calcext:value-type="float">
            <text:p>2.64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12466222659798E-022" calcext:value-type="float">
            <text:p>1.12466222659798E-022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1.12466222659798E-022" calcext:value-type="float">
            <text:p>-1.12466222659798E-02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12]/[.O12]" office:value-type="float" office:value="0.000746764408429589" calcext:value-type="float">
            <text:p>0.0007467644</text:p>
          </table:table-cell>
          <table:table-cell table:formula="of:=[.M12]-[.O12]" office:value-type="float" office:value="-1.50492224346765E-019" calcext:value-type="float">
            <text:p>-1.5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7.69654926200893E-036" calcext:value-type="float">
            <text:p>-7.69654926200893E-036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7.69654926200893E-036" calcext:value-type="float">
            <text:p>7.69654926200893E-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13]/[.O13]" office:value-type="float" office:value="0.0623539090434415" calcext:value-type="float">
            <text:p>0.062353909</text:p>
          </table:table-cell>
          <table:table-cell table:formula="of:=[.M13]-[.O13]" office:value-type="float" office:value="1.15736758770801E-034" calcext:value-type="float">
            <text:p>1.16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4]/[.F14]" office:value-type="float" office:value="0.999999999999964" calcext:value-type="float">
            <text:p>1</text:p>
          </table:table-cell>
          <table:table-cell table:formula="of:=[.D14]-[.F14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54751314677623E-020" calcext:value-type="float">
            <text:p>2.54751314677623E-020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54751314677623E-020" calcext:value-type="float">
            <text:p>-2.54751314677623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21]/[.O21]" office:value-type="float" office:value="-0.620131487230348" calcext:value-type="float">
            <text:p>-0.6201314872</text:p>
          </table:table-cell>
          <table:table-cell table:formula="of:=[.M21]-[.O21]" office:value-type="float" office:value="-4.04945919976414E-020" calcext:value-type="float">
            <text:p>-4.05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54995726957459E-035" calcext:value-type="float">
            <text:p>-2.54995726957459E-035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2.54995726957459E-035" calcext:value-type="float">
            <text:p>2.54995726957459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22]/[.O22]" office:value-type="float" office:value="-0.0831212803544714" calcext:value-type="float">
            <text:p>-0.0831212804</text:p>
          </table:table-cell>
          <table:table-cell table:formula="of:=[.M22]-[.O22]" office:value-type="float" office:value="1.12445125833221E-035" calcext:value-type="float">
            <text:p>1.12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50604690569425E-019" calcext:value-type="float">
            <text:p>1.50604690569425E-01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1.50604690569425E-019" calcext:value-type="float">
            <text:p>-1.5060469056942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24]/[.O24]" office:value-type="float" office:value="0.000314417221129646" calcext:value-type="float">
            <text:p>0.0003144172</text:p>
          </table:table-cell>
          <table:table-cell table:formula="of:=[.M24]-[.O24]" office:value-type="float" office:value="-3.57584934243277E-019" calcext:value-type="float">
            <text:p>-3.5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2343330803281E-034" calcext:value-type="float">
            <text:p>-1.2343330803281E-034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1.2343330803281E-034" calcext:value-type="float">
            <text:p>1.234333080328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25]/[.O25]" office:value-type="float" office:value="0.110964141418459" calcext:value-type="float">
            <text:p>0.1109641414</text:p>
          </table:table-cell>
          <table:table-cell table:formula="of:=[.M25]-[.O25]" office:value-type="float" office:value="6.16641393678823E-035" calcext:value-type="float">
            <text:p>6.17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1.00000000000004" calcext:value-type="float">
            <text:p>1</text:p>
          </table:table-cell>
          <table:table-cell table:formula="of:=[.M26]-[.O26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49946330386232E-020" calcext:value-type="float">
            <text:p>2.49946330386232E-020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2.49946330386232E-020" calcext:value-type="float">
            <text:p>-2.4994633038623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33]/[.O33]" office:value-type="float" office:value="0.981138529952352" calcext:value-type="float">
            <text:p>0.98113853</text:p>
          </table:table-cell>
          <table:table-cell table:formula="of:=[.M33]-[.O33]" office:value-type="float" office:value="-4.80498429139095E-022" calcext:value-type="float">
            <text:p>-4.80E-02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03815821803835E-035" calcext:value-type="float">
            <text:p>-1.03815821803835E-035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1.03815821803835E-035" calcext:value-type="float">
            <text:p>1.03815821803835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34]/[.O34]" office:value-type="float" office:value="0.407127692069737" calcext:value-type="float">
            <text:p>0.4071276921</text:p>
          </table:table-cell>
          <table:table-cell table:formula="of:=[.M34]-[.O34]" office:value-type="float" office:value="1.51179905153624E-035" calcext:value-type="float">
            <text:p>1.5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7697400465937E-019" calcext:value-type="float">
            <text:p>3.57697400465937E-01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57697400465937E-019" calcext:value-type="float">
            <text:p>-3.5769740046593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36]/[.O36]" office:value-type="float" office:value="2.3750747676816" calcext:value-type="float">
            <text:p>2.3750747677</text:p>
          </table:table-cell>
          <table:table-cell table:formula="of:=[.M36]-[.O36]" office:value-type="float" office:value="2.07092709896512E-019" calcext:value-type="float">
            <text:p>2.07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6.93606886298912E-035" calcext:value-type="float">
            <text:p>-6.93606886298912E-035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6.93606886298912E-035" calcext:value-type="float">
            <text:p>6.93606886298912E-0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37]/[.O37]" office:value-type="float" office:value="0.561928459467799" calcext:value-type="float">
            <text:p>0.5619284595</text:p>
          </table:table-cell>
          <table:table-cell table:formula="of:=[.M37]-[.O37]" office:value-type="float" office:value="5.40726194029188E-035" calcext:value-type="float">
            <text:p>5.41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93009871043265E-020" calcext:value-type="float">
            <text:p>1.93009871043265E-020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1.93009871043265E-020" calcext:value-type="float">
            <text:p>-1.9300987104326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formula="of:=[.M45]/[.O45]" office:value-type="float" office:value="-0.803065608781415" calcext:value-type="float">
            <text:p>-0.8030656088</text:p>
          </table:table-cell>
          <table:table-cell table:formula="of:=[.M45]-[.O45]" office:value-type="float" office:value="-3.48009460633447E-020" calcext:value-type="float">
            <text:p>-3.48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7.12149303642601E-035" calcext:value-type="float">
            <text:p>-7.12149303642601E-035</text:p>
          </table:table-cell>
          <table:table-cell/>
          <table:table-cell table:formula="of:=[.D46]/[.F46]" office:value-type="float" office:value="-0" calcext:value-type="float">
            <text:p>0</text:p>
          </table:table-cell>
          <table:table-cell table:formula="of:=[.D46]-[.F46]" office:value-type="float" office:value="7.12149303642601E-035" calcext:value-type="float">
            <text:p>7.12149303642601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formula="of:=[.M46]/[.O46]" office:value-type="float" office:value="-0.0121172680858467" calcext:value-type="float">
            <text:p>-0.0121172681</text:p>
          </table:table-cell>
          <table:table-cell table:formula="of:=[.M46]-[.O46]" office:value-type="float" office:value="7.20778607671987E-035" calcext:value-type="float">
            <text:p>7.2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5081123164779E-019" calcext:value-type="float">
            <text:p>2.85081123164779E-019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2.85081123164779E-019" calcext:value-type="float">
            <text:p>-2.8508112316477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formula="of:=[.M48]/[.O48]" office:value-type="float" office:value="0.000394506031866556" calcext:value-type="float">
            <text:p>0.000394506</text:p>
          </table:table-cell>
          <table:table-cell table:formula="of:=[.M48]-[.O48]" office:value-type="float" office:value="-2.84968656942119E-019" calcext:value-type="float">
            <text:p>-2.8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7.58376157110131E-034" calcext:value-type="float">
            <text:p>-7.58376157110131E-034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7.58376157110131E-034" calcext:value-type="float">
            <text:p>7.5837615711013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formula="of:=[.M49]/[.O49]" office:value-type="float" office:value="0.0101487226224746" calcext:value-type="float">
            <text:p>0.0101487226</text:p>
          </table:table-cell>
          <table:table-cell table:formula="of:=[.M49]-[.O49]" office:value-type="float" office:value="7.50679607848122E-034" calcext:value-type="float">
            <text:p>7.51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57]/[.O57]" office:value-type="float" office:value="0.772205260005276" calcext:value-type="float">
            <text:p>0.77220526</text:p>
          </table:table-cell>
          <table:table-cell table:formula="of:=[.M57]-[.O57]" office:value-type="float" office:value="-5.6936459342967E-021" calcext:value-type="float">
            <text:p>-5.69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58]/[.O58]" office:value-type="float" office:value="6.8597376707015" calcext:value-type="float">
            <text:p>6.8597376707</text:p>
          </table:table-cell>
          <table:table-cell table:formula="of:=[.M58]-[.O58]" office:value-type="float" office:value="-6.08333481838766E-035" calcext:value-type="float">
            <text:p>-6.08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60]/[.O60]" office:value-type="float" office:value="0.796989642064583" calcext:value-type="float">
            <text:p>0.7969896421</text:p>
          </table:table-cell>
          <table:table-cell table:formula="of:=[.M60]-[.O60]" office:value-type="float" office:value="-7.2616277301158E-020" calcext:value-type="float">
            <text:p>-7.26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61]/[.O61]" office:value-type="float" office:value="10.9338037451852" calcext:value-type="float">
            <text:p>10.9338037452</text:p>
          </table:table-cell>
          <table:table-cell table:formula="of:=[.M61]-[.O61]" office:value-type="float" office:value="-6.8901546848024E-034" calcext:value-type="float">
            <text:p>-6.89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69]/[.O69]" office:value-type="float" office:value="0.757640333623051" calcext:value-type="float">
            <text:p>0.7576403336</text:p>
          </table:table-cell>
          <table:table-cell table:formula="of:=[.M69]-[.O69]" office:value-type="float" office:value="-6.1741443634358E-021" calcext:value-type="float">
            <text:p>-6.17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70]/[.O70]" office:value-type="float" office:value="2.79278916607653" calcext:value-type="float">
            <text:p>2.7927891661</text:p>
          </table:table-cell>
          <table:table-cell table:formula="of:=[.M70]-[.O70]" office:value-type="float" office:value="-4.57153576685142E-035" calcext:value-type="float">
            <text:p>-4.57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72]/[.O72]" office:value-type="float" office:value="1.89290998897118" calcext:value-type="float">
            <text:p>1.892909989</text:p>
          </table:table-cell>
          <table:table-cell table:formula="of:=[.M72]-[.O72]" office:value-type="float" office:value="1.34476432595354E-019" calcext:value-type="float">
            <text:p>1.3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73]/[.O73]" office:value-type="float" office:value="6.14401549465519" calcext:value-type="float">
            <text:p>6.1440154947</text:p>
          </table:table-cell>
          <table:table-cell table:formula="of:=[.M73]-[.O73]" office:value-type="float" office:value="-6.34942849077321E-034" calcext:value-type="float">
            <text:p>-6.35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9]/[.O9]" office:value-type="float" office:value="-4.94980173604713" calcext:value-type="float">
            <text:p>-4.949801736</text:p>
          </table:table-cell>
          <table:table-cell table:formula="of:=[.M9]-[.O9]" office:value-type="float" office:value="-0.0000000000000170203015909711" calcext:value-type="float">
            <text:p>-1.7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10]/[.O10]" office:value-type="float" office:value="-1.82925938531486E+015" calcext:value-type="float">
            <text:p>-1829259385314860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.999999999999787" calcext:value-type="float">
            <text:p>1</text:p>
          </table:table-cell>
          <table:table-cell table:formula="of:=[.D11]-[.F11]" office:value-type="float" office:value="-0.000000000740328687243164" calcext:value-type="float">
            <text:p>-7.4032868724316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1.00000000638375" calcext:value-type="float">
            <text:p>1.0000000064</text:p>
          </table:table-cell>
          <table:table-cell table:formula="of:=[.M11]-[.O11]" office:value-type="float" office:value="0.0000222348603529099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12]/[.O12]" office:value-type="float" office:value="43.3005717398568" calcext:value-type="float">
            <text:p>43.3005717399</text:p>
          </table:table-cell>
          <table:table-cell table:formula="of:=[.M12]-[.O12]" office:value-type="float" office:value="-5.04738629595265E-016" calcext:value-type="float">
            <text:p>-5.05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13]/[.O13]" office:value-type="float" office:value="-2.81424038634877E+015" calcext:value-type="float">
            <text:p>-2814240386348770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999999999945137" calcext:value-type="float">
            <text:p>0.9999999999</text:p>
          </table:table-cell>
          <table:table-cell table:formula="of:=[.D14]-[.F14]" office:value-type="float" office:value="-0.00000000014429968331342" calcext:value-type="float">
            <text:p>-1.442996833134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.999999861457951" calcext:value-type="float">
            <text:p>0.9999998615</text:p>
          </table:table-cell>
          <table:table-cell table:formula="of:=[.M14]-[.O14]" office:value-type="float" office:value="-0.000000364393590412959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86065021088903E-015" calcext:value-type="float">
            <text:p>2.86065021088903E-015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86065021088903E-015" calcext:value-type="float">
            <text:p>-2.86065021088903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21]/[.O21]" office:value-type="float" office:value="-1017.27472617544" calcext:value-type="float">
            <text:p>-1017.2747261755</text:p>
          </table:table-cell>
          <table:table-cell table:formula="of:=[.M21]-[.O21]" office:value-type="float" office:value="-0.0000000000000141735705810764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3.10365462226551E-030" calcext:value-type="float">
            <text:p>-3.10365462226551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3.10365462226551E-030" calcext:value-type="float">
            <text:p>3.10365462226551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22]/[.O22]" office:value-type="float" office:value="-1.10603097669198E+017" calcext:value-type="float">
            <text:p>-110603097669198000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formula="of:=[.D23]/[.F23]" office:value-type="float" office:value="1.00000000638354" calcext:value-type="float">
            <text:p>1.0000000064</text:p>
          </table:table-cell>
          <table:table-cell table:formula="of:=[.D23]-[.F23]" office:value-type="float" office:value="0.0000222341200242226" calcext:value-type="float">
            <text:p>2.22341200242226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.999999997761753" calcext:value-type="float">
            <text:p>0.9999999978</text:p>
          </table:table-cell>
          <table:table-cell table:formula="of:=[.M23]-[.O23]" office:value-type="float" office:value="-0.00000779589981902973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1.19321940303631E-017" calcext:value-type="float">
            <text:p>-1.19321940303631E-017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1.19321940303631E-017" calcext:value-type="float">
            <text:p>1.19321940303631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24]/[.O24]" office:value-type="float" office:value="-147.833524878575" calcext:value-type="float">
            <text:p>-147.8335248786</text:p>
          </table:table-cell>
          <table:table-cell table:formula="of:=[.M24]-[.O24]" office:value-type="float" office:value="-5.20165773935783E-016" calcext:value-type="float">
            <text:p>-5.2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9.68910112924323E-033" calcext:value-type="float">
            <text:p>9.68910112924323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9.68910112924323E-033" calcext:value-type="float">
            <text:p>-9.68910112924323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25]/[.O25]" office:value-type="float" office:value="-8.84440344325642E+015" calcext:value-type="float">
            <text:p>-8844403443256420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formula="of:=[.D26]/[.F26]" office:value-type="float" office:value="0.999999861403089" calcext:value-type="float">
            <text:p>0.9999998614</text:p>
          </table:table-cell>
          <table:table-cell table:formula="of:=[.D26]-[.F26]" office:value-type="float" office:value="-0.000000364537890096273" calcext:value-type="float">
            <text:p>-3.64537890096273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26]/[.O26]" office:value-type="float" office:value="1.00000004857511" calcext:value-type="float">
            <text:p>1.0000000486</text:p>
          </table:table-cell>
          <table:table-cell table:formula="of:=[.M26]-[.O26]" office:value-type="float" office:value="0.00000012776233981881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39192009943242E-017" calcext:value-type="float">
            <text:p>1.39192009943242E-017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1.39192009943242E-017" calcext:value-type="float">
            <text:p>-1.39192009943242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33]/[.O33]" office:value-type="float" office:value="0.00486574728407581" calcext:value-type="float">
            <text:p>0.0048657473</text:p>
          </table:table-cell>
          <table:table-cell table:formula="of:=[.M33]-[.O33]" office:value-type="float" office:value="-2.84673100989471E-015" calcext:value-type="float">
            <text:p>-2.8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5.13311965595711E-032" calcext:value-type="float">
            <text:p>-5.13311965595711E-032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5.13311965595711E-032" calcext:value-type="float">
            <text:p>5.13311965595711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34]/[.O34]" office:value-type="float" office:value="0.0165389525597735" calcext:value-type="float">
            <text:p>0.0165389526</text:p>
          </table:table-cell>
          <table:table-cell table:formula="of:=[.M34]-[.O34]" office:value-type="float" office:value="3.05232342570594E-030" calcext:value-type="float">
            <text:p>3.05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formula="of:=[.D35]/[.F35]" office:value-type="float" office:value="0.99999999776154" calcext:value-type="float">
            <text:p>0.9999999978</text:p>
          </table:table-cell>
          <table:table-cell table:formula="of:=[.D35]-[.F35]" office:value-type="float" office:value="-0.00000779664014771697" calcext:value-type="float">
            <text:p>-7.7966401477169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8622" calcext:value-type="float">
            <text:p>1.0000000086</text:p>
          </table:table-cell>
          <table:table-cell table:formula="of:=[.M35]-[.O35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49495031015462E-018" calcext:value-type="float">
            <text:p>3.49495031015462E-018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49495031015462E-018" calcext:value-type="float">
            <text:p>-3.49495031015462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36]/[.O36]" office:value-type="float" office:value="-0.292900894945325" calcext:value-type="float">
            <text:p>-0.2929008949</text:p>
          </table:table-cell>
          <table:table-cell table:formula="of:=[.M36]-[.O36]" office:value-type="float" office:value="1.54271443405177E-017" calcext:value-type="float">
            <text:p>1.5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3.08301853033676E-033" calcext:value-type="float">
            <text:p>3.08301853033676E-033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3.08301853033676E-033" calcext:value-type="float">
            <text:p>-3.0830185303367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37]/[.O37]" office:value-type="float" office:value="0.318194483596804" calcext:value-type="float">
            <text:p>0.3181944836</text:p>
          </table:table-cell>
          <table:table-cell table:formula="of:=[.M37]-[.O37]" office:value-type="float" office:value="-6.60608259890647E-033" calcext:value-type="float">
            <text:p>-6.61E-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3234475" calcext:value-type="float">
            <text:p>2.6302016323</text:p>
          </table:table-cell>
          <table:table-cell/>
          <table:table-cell table:formula="of:=[.D38]/[.F38]" office:value-type="float" office:value="1.00000004852025" calcext:value-type="float">
            <text:p>1.0000000485</text:p>
          </table:table-cell>
          <table:table-cell table:formula="of:=[.D38]-[.F38]" office:value-type="float" office:value="0.000000127618040135502" calcext:value-type="float">
            <text:p>1.2761804013550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12882848" calcext:value-type="float">
            <text:p>0.9999998129</text:p>
          </table:table-cell>
          <table:table-cell table:formula="of:=[.M38]-[.O38]" office:value-type="float" office:value="-0.000000492155930231775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3.35496208201154E-016" calcext:value-type="float">
            <text:p>-3.35496208201154E-016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3.35496208201154E-016" calcext:value-type="float">
            <text:p>3.35496208201154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formula="of:=[.M45]/[.O45]" office:value-type="float" office:value="42.2051010829678" calcext:value-type="float">
            <text:p>42.205101083</text:p>
          </table:table-cell>
          <table:table-cell table:formula="of:=[.M45]-[.O45]" office:value-type="float" office:value="-0.0000000000000138241551718809" calcext:value-type="float">
            <text:p>-1.3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.61096612269528E-028" calcext:value-type="float">
            <text:p>3.61096612269528E-028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3.61096612269528E-028" calcext:value-type="float">
            <text:p>-3.61096612269528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formula="of:=[.M46]/[.O46]" office:value-type="float" office:value="15722632541114.4" calcext:value-type="float">
            <text:p>15722632541114.4</text:p>
          </table:table-cell>
          <table:table-cell table:formula="of:=[.M46]-[.O46]" office:value-type="float" office:value="5.67738934655468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formula="of:=[.D47]/[.F47]" office:value-type="float" office:value="0.999999999998616" calcext:value-type="float">
            <text:p>1</text:p>
          </table:table-cell>
          <table:table-cell table:formula="of:=[.D47]-[.F47]" office:value-type="float" office:value="-0.00000000482032191939652" calcext:value-type="float">
            <text:p>-4.8203219193965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.999999999998829" calcext:value-type="float">
            <text:p>1</text:p>
          </table:table-cell>
          <table:table-cell table:formula="of:=[.M47]-[.O47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95820656766416E-018" calcext:value-type="float">
            <text:p>3.95820656766416E-018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3.95820656766416E-018" calcext:value-type="float">
            <text:p>-3.95820656766416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formula="of:=[.M48]/[.O48]" office:value-type="float" office:value="-130.531546242805" calcext:value-type="float">
            <text:p>-130.5315462428</text:p>
          </table:table-cell>
          <table:table-cell table:formula="of:=[.M48]-[.O48]" office:value-type="float" office:value="-5.20629030193292E-016" calcext:value-type="float">
            <text:p>-5.2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4.24494368631111E-030" calcext:value-type="float">
            <text:p>-4.24494368631111E-030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4.24494368631111E-030" calcext:value-type="float">
            <text:p>4.24494368631111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formula="of:=[.M49]/[.O49]" office:value-type="float" office:value="6423515061757.97" calcext:value-type="float">
            <text:p>6423515061757.97</text:p>
          </table:table-cell>
          <table:table-cell table:formula="of:=[.M49]-[.O49]" office:value-type="float" office:value="-2.72674597053296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formula="of:=[.D50]/[.F50]" office:value-type="float" office:value="0.999999999970538" calcext:value-type="float">
            <text:p>1</text:p>
          </table:table-cell>
          <table:table-cell table:formula="of:=[.D50]-[.F50]" office:value-type="float" office:value="-0.0000000000774900144051571" calcext:value-type="float">
            <text:p>-7.749001440515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1.0000000000254" calcext:value-type="float">
            <text:p>1</text:p>
          </table:table-cell>
          <table:table-cell table:formula="of:=[.M50]-[.O50]" office:value-type="float" office:value="0.0000000000668096689082631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57]/[.O57]" office:value-type="float" office:value="-24.1031226101239" calcext:value-type="float">
            <text:p>-24.1031226101</text:p>
          </table:table-cell>
          <table:table-cell table:formula="of:=[.M57]-[.O57]" office:value-type="float" office:value="-3.49415409195478E-016" calcext:value-type="float">
            <text:p>-3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58]/[.O58]" office:value-type="float" office:value="-7034.64240991278" calcext:value-type="float">
            <text:p>-7034.6424099128</text:p>
          </table:table-cell>
          <table:table-cell table:formula="of:=[.M58]-[.O58]" office:value-type="float" office:value="3.61147943466088E-028" calcext:value-type="float">
            <text:p>3.61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60]/[.O60]" office:value-type="float" office:value="1.13255016993047" calcext:value-type="float">
            <text:p>1.1325501699</text:p>
          </table:table-cell>
          <table:table-cell table:formula="of:=[.M60]-[.O60]" office:value-type="float" office:value="4.6325625750954E-019" calcext:value-type="float">
            <text:p>4.6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61]/[.O61]" office:value-type="float" office:value="-1376.87906982753" calcext:value-type="float">
            <text:p>-1376.8790698275</text:p>
          </table:table-cell>
          <table:table-cell table:formula="of:=[.M61]-[.O61]" office:value-type="float" office:value="-4.2480267048414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62]/[.O62]" office:value-type="float" office:value="1.00000004854971" calcext:value-type="float">
            <text:p>1.0000000485</text:p>
          </table:table-cell>
          <table:table-cell table:formula="of:=[.M62]-[.O62]" office:value-type="float" office:value="0.000000127695530149907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69]/[.O69]" office:value-type="float" office:value="-0.117279703377956" calcext:value-type="float">
            <text:p>-0.1172797034</text:p>
          </table:table-cell>
          <table:table-cell table:formula="of:=[.M69]-[.O69]" office:value-type="float" office:value="-3.19614641909018E-015" calcext:value-type="float">
            <text:p>-3.2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70]/[.O70]" office:value-type="float" office:value="-116.345617092518" calcext:value-type="float">
            <text:p>-116.3456170925</text:p>
          </table:table-cell>
          <table:table-cell table:formula="of:=[.M70]-[.O70]" office:value-type="float" office:value="3.64200266891794E-028" calcext:value-type="float">
            <text:p>3.6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493" calcext:value-type="float">
            <text:p>1.0000000064</text:p>
          </table:table-cell>
          <table:table-cell table:formula="of:=[.M71]-[.O71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72]/[.O72]" office:value-type="float" office:value="-0.331724958343115" calcext:value-type="float">
            <text:p>-0.3317249583</text:p>
          </table:table-cell>
          <table:table-cell table:formula="of:=[.M72]-[.O72]" office:value-type="float" office:value="1.58904005980273E-017" calcext:value-type="float">
            <text:p>1.59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73]/[.O73]" office:value-type="float" office:value="-438.115324599018" calcext:value-type="float">
            <text:p>-438.115324599</text:p>
          </table:table-cell>
          <table:table-cell table:formula="of:=[.M73]-[.O73]" office:value-type="float" office:value="-4.2546327874403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3255" calcext:value-type="float">
            <text:p>0.9999998614</text:p>
          </table:table-cell>
          <table:table-cell table:formula="of:=[.M74]-[.O74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2T15:21:54.926481469</dc:date>
    <dc:creator>Stacha Petrovic</dc:creator>
    <meta:editing-duration>P7DT14H7M50S</meta:editing-duration>
    <meta:editing-cycles>160</meta:editing-cycles>
    <meta:document-statistic meta:table-count="4" meta:cell-count="1548" meta:object-count="0"/>
    <meta:user-defined meta:name="qrichtext">1</meta:user-defined>
  </office:meta>
</office:document-meta>
</file>